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8"/>
          <table: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<text:span text:style-name="T1">Implementação e testes do caso de uso manter atribuir tags a ponto turístico</text:span>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36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/07/2009</text:date>, <text:time>22:1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7-30T22:15:21</dc:date>
    <meta:editing-duration>PT06H33M06S</meta:editing-duration>
    <meta:editing-cycles>133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39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